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385cm"/>
    </style:style>
    <style:style style:name="co3" style:family="table-column">
      <style:table-column-properties fo:break-before="auto" style:column-width="0.9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ＭＳ Ｐゴシック" fo:font-size="10pt" fo:font-style="italic" fo:text-shadow="none" style:text-underline-style="none" fo:font-weight="normal" style:font-name-asian="ＭＳ Ｐゴシック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choic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#language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en_u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office:value-type="string">
            <text:p>O.K.</text:p>
          </table:table-cell>
          <table:table-cell table:style-name="ce1" table:number-columns-repeated="2"/>
          <table:table-cell table:style-name="ce1" office:value-type="string">
            <text:p>IDが指定されていないのでエラーになるはず。</text:p>
          </table:table-cell>
        </table:table-row>
        <table:table-row table:style-name="ro1">
          <table:table-cell/>
          <table:table-cell office:value-type="string">
            <text:p>dummy</text:p>
          </table:table-cell>
          <table:table-cell office:value-type="string">
            <text:p>ダミー</text:p>
          </table:table-cell>
          <table:table-cell office:value-type="string">
            <text:p>Dummy</text:p>
          </table:table-cell>
          <table:table-cell/>
          <table:table-cell table:style-name="ce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2015/12/07</text:date>, <text:time>14:52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4:52:36.55</dc:date>
    <meta:editing-cycles>14</meta:editing-cycles>
    <meta:editing-duration>P23DT22H21M40S</meta:editing-duration>
    <meta:generator>OpenOffice/4.1.1$Win32 OpenOffice.org_project/411m6$Build-9775</meta:generator>
    <meta:document-statistic meta:table-count="1" meta:cell-count="8" meta:object-count="0"/>
  </office:meta>
</office:document-meta>
</file>